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cm" draw:marker-end-width="0cm" draw:fill="solid" draw:fill-color="#cfe7f5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svg:stroke-color="#0066cc" draw:marker-start-width="0.52cm" draw:marker-end="Arrow" draw:marker-end-width="0.52cm" draw:fill="none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81cm" draw:marker-start-width="0.185cm" draw:marker-end-width="0.185cm" draw:fill="none" draw:textarea-horizontal-align="center" draw:textarea-vertical-align="middle" fo:padding-top="0.164cm" fo:padding-bottom="0.164cm" fo:padding-left="0.289cm" fo:padding-right="0.289cm"/>
    </style:style>
    <style:style style:name="gr10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12" style:family="graphic" style:parent-style-name="objectwithoutfill">
      <style:graphic-properties svg:stroke-width="0.025cm" draw:marker-start-width="0.012cm" draw:marker-end-width="0.012cm" draw:fill="none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6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17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90%" fo:text-align="center" style:punctuation-wrap="hanging" style:line-break="strict" style:writing-mode="lr-tb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line-height="90%" fo:text-align="start" style:punctuation-wrap="hanging" style:line-break="strict" style:writing-mode="lr-tb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>(Click to start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6cm" svg:y1="11.813cm" svg:x2="6.545cm" svg:y2="13.244cm">
            <text:p/>
          </draw:line>
          <draw:line draw:style-name="gr1" draw:text-style-name="P3" draw:layer="layout" svg:x1="7.967cm" svg:y1="14.675cm" svg:x2="6.536cm" svg:y2="13.244cm">
            <text:p/>
          </draw:line>
          <draw:line draw:style-name="gr1" draw:text-style-name="P3" draw:layer="layout" svg:x1="9.43cm" svg:y1="13.244cm" svg:x2="7.967cm" svg:y2="14.689cm">
            <text:p/>
          </draw:line>
          <draw:line draw:style-name="gr1" draw:text-style-name="P3" draw:layer="layout" svg:x1="9.407cm" svg:y1="13.244cm" svg:x2="7.976cm" svg:y2="11.813cm">
            <text:p/>
          </draw:line>
        </draw:g>
        <draw:line draw:style-name="gr1" draw:text-style-name="P3" draw:layer="layout" svg:x1="5.444cm" svg:y1="11.813cm" svg:x2="5.444cm" svg:y2="14.669cm">
          <text:p/>
        </draw:line>
        <draw:g>
          <draw:line draw:style-name="gr2" draw:text-style-name="P3" draw:layer="layout" svg:x1="14.371cm" svg:y1="14.16cm" svg:x2="15.494cm" svg:y2="14.727cm">
            <text:p/>
          </draw:line>
          <draw:line draw:style-name="gr2" draw:text-style-name="P3" draw:layer="layout" svg:x1="14.883cm" svg:y1="13.846cm" svg:x2="15.486cm" svg:y2="14.729cm">
            <text:p/>
          </draw:line>
          <draw:line draw:style-name="gr1" draw:text-style-name="P3" draw:layer="layout" svg:x1="15.48cm" svg:y1="14.727cm" svg:x2="16.603cm" svg:y2="14.16cm">
            <text:p/>
          </draw:line>
          <draw:line draw:style-name="gr1" draw:text-style-name="P3" draw:layer="layout" svg:x1="15.497cm" svg:y1="14.729cm" svg:x2="16.1cm" svg:y2="13.846cm">
            <text:p/>
          </draw:line>
          <draw:line draw:style-name="gr2" draw:text-style-name="P3" draw:layer="layout" svg:x1="13.758cm" svg:y1="13.278cm" svg:x2="14.881cm" svg:y2="13.845cm">
            <text:p/>
          </draw:line>
          <draw:line draw:style-name="gr1" draw:text-style-name="P3" draw:layer="layout" svg:x1="13.77cm" svg:y1="13.287cm" svg:x2="14.373cm" svg:y2="14.17cm">
            <text:p/>
          </draw:line>
          <draw:line draw:style-name="gr1" draw:text-style-name="P3" draw:layer="layout" svg:x1="14.893cm" svg:y1="13.842cm" svg:x2="15.496cm" svg:y2="12.959cm">
            <text:p/>
          </draw:line>
          <draw:line draw:style-name="gr1" draw:text-style-name="P3" draw:layer="layout" svg:x1="15.493cm" svg:y1="12.965cm" svg:x2="16.096cm" svg:y2="13.848cm">
            <text:p/>
          </draw:line>
          <draw:line draw:style-name="gr1" draw:text-style-name="P3" draw:layer="layout" svg:x1="16.1cm" svg:y1="13.85cm" svg:x2="17.223cm" svg:y2="13.283cm">
            <text:p/>
          </draw:line>
          <draw:line draw:style-name="gr1" draw:text-style-name="P3" draw:layer="layout" svg:x1="16.599cm" svg:y1="14.161cm" svg:x2="17.217cm" svg:y2="13.274cm">
            <text:p/>
          </draw:line>
          <draw:line draw:style-name="gr1" draw:text-style-name="P3" draw:layer="layout" svg:x1="13.77cm" svg:y1="13.282cm" svg:x2="14.374cm" svg:y2="12.397cm">
            <text:p/>
          </draw:line>
          <draw:line draw:style-name="gr1" draw:text-style-name="P3" draw:layer="layout" svg:x1="14.372cm" svg:y1="12.401cm" svg:x2="15.495cm" svg:y2="12.968cm">
            <text:p/>
          </draw:line>
          <draw:line draw:style-name="gr1" draw:text-style-name="P3" draw:layer="layout" svg:x1="16.605cm" svg:y1="12.404cm" svg:x2="17.208cm" svg:y2="13.287cm">
            <text:p/>
          </draw:line>
          <draw:line draw:style-name="gr1" draw:text-style-name="P3" draw:layer="layout" svg:x1="15.474cm" svg:y1="12.973cm" svg:x2="16.597cm" svg:y2="12.406cm">
            <text:p/>
          </draw:line>
          <draw:line draw:style-name="gr1" draw:text-style-name="P3" draw:layer="layout" svg:x1="14.384cm" svg:y1="12.399cm" svg:x2="15.487cm" svg:y2="11.846cm">
            <text:p/>
          </draw:line>
          <draw:line draw:style-name="gr1" draw:text-style-name="P3" draw:layer="layout" svg:x1="15.474cm" svg:y1="11.84cm" svg:x2="16.597cm" svg:y2="12.407cm">
            <text:p/>
          </draw:line>
        </draw:g>
        <draw:line draw:style-name="gr3" draw:text-style-name="P3" draw:layer="layout" svg:x1="17.168cm" svg:y1="12.712cm" svg:x2="15.102cm" svg:y2="11.652cm">
          <text:p/>
        </draw:line>
        <draw:line draw:style-name="gr3" draw:text-style-name="P3" draw:layer="layout" svg:x1="15.998cm" svg:y1="13.227cm" svg:x2="13.932cm" svg:y2="12.167cm">
          <text:p/>
        </draw:line>
        <draw:line draw:style-name="gr3" draw:text-style-name="P3" draw:layer="layout" svg:x1="15.998cm" svg:y1="14.997cm" svg:x2="13.932cm" svg:y2="13.937cm">
          <text:p/>
        </draw:line>
        <draw:line draw:style-name="gr3" draw:text-style-name="P3" draw:layer="layout" svg:x1="15.461cm" svg:y1="14.153cm" svg:x2="13.395cm" svg:y2="13.093cm">
          <text:p/>
        </draw:line>
        <draw:g>
          <draw:line draw:style-name="gr4" draw:text-style-name="P3" draw:layer="layout" svg:x1="10.18cm" svg:y1="14.007cm" svg:x2="11.507cm" svg:y2="14.677cm">
            <text:p/>
          </draw:line>
          <draw:line draw:style-name="gr4" draw:text-style-name="P3" draw:layer="layout" svg:x1="11.491cm" svg:y1="14.677cm" svg:x2="12.818cm" svg:y2="14.007cm">
            <text:p/>
          </draw:line>
          <draw:line draw:style-name="gr4" draw:text-style-name="P3" draw:layer="layout" svg:x1="11.491cm" svg:y1="13.131cm" svg:x2="12.818cm" svg:y2="12.461cm">
            <text:p/>
          </draw:line>
          <draw:line draw:style-name="gr4" draw:text-style-name="P3" draw:layer="layout" svg:x1="10.18cm" svg:y1="12.461cm" svg:x2="11.507cm" svg:y2="13.131cm">
            <text:p/>
          </draw:line>
          <draw:line draw:style-name="gr4" draw:text-style-name="P3" draw:layer="layout" svg:x1="12.808cm" svg:y1="12.473cm" svg:x2="12.809cm" svg:y2="14.001cm">
            <text:p/>
          </draw:line>
          <draw:line draw:style-name="gr4" draw:text-style-name="P3" draw:layer="layout" svg:x1="10.189cm" svg:y1="12.452cm" svg:x2="10.187cm" svg:y2="14.001cm">
            <text:p/>
          </draw:line>
          <draw:line draw:style-name="gr4" draw:text-style-name="P3" draw:layer="layout" svg:x1="11.491cm" svg:y1="11.807cm" svg:x2="12.818cm" svg:y2="12.477cm">
            <text:p/>
          </draw:line>
          <draw:line draw:style-name="gr4" draw:text-style-name="P3" draw:layer="layout" svg:x1="10.18cm" svg:y1="12.476cm" svg:x2="11.507cm" svg:y2="11.806cm">
            <text:p/>
          </draw:line>
          <draw:line draw:style-name="gr4" draw:text-style-name="P3" draw:layer="layout" svg:x1="11.498cm" svg:y1="13.128cm" svg:x2="11.498cm" svg:y2="14.68cm">
            <text:p/>
          </draw:line>
          <draw:line draw:style-name="gr3" draw:text-style-name="P3" draw:layer="layout" svg:x1="13.196cm" svg:y1="12.671cm" svg:x2="11.095cm" svg:y2="11.609cm">
            <text:p/>
          </draw:line>
          <draw:line draw:style-name="gr3" draw:text-style-name="P3" draw:layer="layout" svg:x1="11.895cm" svg:y1="13.325cm" svg:x2="9.782cm" svg:y2="12.263cm">
            <text:p/>
          </draw:line>
          <draw:line draw:style-name="gr3" draw:text-style-name="P3" draw:layer="layout" svg:x1="11.875cm" svg:y1="14.878cm" svg:x2="9.762cm" svg:y2="13.816cm">
            <text:p/>
          </draw:lin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>
        <office:forms form:automatic-focus="false" form:apply-design-mode="false"/>
        <draw:line draw:style-name="gr6" draw:text-style-name="P3" draw:layer="layout" svg:x1="13.995cm" svg:y1="16.51cm" svg:x2="13.995cm" svg:y2="16.638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oint</text:p>
          </draw:text-box>
        </draw:frame>
        <draw:frame presentation:style-name="pr2" draw:text-style-name="P6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text:style-name="P5"><text:span text:style-name="T4">0 dimensions</text:span></text:p>
              </text:list-item>
              <text:list-item>
                <text:p text:style-name="P5"><text:span text:style-name="T4">Position</text:span></text:p>
              </text:list-item>
            </text:list>
          </draw:text-box>
        </draw:frame>
        <draw:line draw:style-name="gr7" draw:text-style-name="P3" draw:layer="layout" svg:x1="20.066cm" svg:y1="13.462cm" svg:x2="15.364cm" svg:y2="16.071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line draw:style-name="gr6" draw:text-style-name="P3" draw:layer="layout" svg:x1="13.995cm" svg:y1="16.51cm" svg:x2="13.995cm" svg:y2="16.638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oint</text:p>
          </draw:text-box>
        </draw:frame>
        <draw:frame presentation:style-name="pr2" draw:text-style-name="P6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text:style-name="P5"><text:span text:style-name="T4">0 dimensions</text:span></text:p>
              </text:list-item>
              <text:list-item>
                <text:p text:style-name="P5"><text:span text:style-name="T4">Posi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13.995cm" svg:y1="16.51cm" svg:x2="13.995cm" svg:y2="16.63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Line Segment</text:p>
          </draw:text-box>
        </draw:frame>
        <draw:frame presentation:style-name="pr2" draw:text-style-name="P6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5"><text:span text:style-name="T4">1 dimension</text:span></text:p>
              </text:list-item>
              <text:list-item>
                <text:p text:style-name="P5"><text:span text:style-name="T4">Distanc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0">
        <office:forms form:automatic-focus="false" form:apply-design-mode="false"/>
        <draw:line draw:style-name="gr9" draw:text-style-name="P3" draw:layer="layout" svg:x1="13.994cm" svg:y1="10.008cm" svg:x2="13.995cm" svg:y2="16.63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8" draw:text-style-name="P3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Square</text:p>
          </draw:text-box>
        </draw:frame>
        <draw:frame presentation:style-name="pr2" draw:text-style-name="P6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5"><text:span text:style-name="T4">2 dimensions</text:span></text:p>
              </text:list-item>
              <text:list-item>
                <text:p text:style-name="P5"><text:span text:style-name="T4">Are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2T0">
        <office:forms form:automatic-focus="false" form:apply-design-mode="false"/>
        <draw:line draw:style-name="gr11" draw:text-style-name="P3" draw:layer="layout" svg:x1="13.951cm" svg:y1="16.559cm" svg:x2="9.469cm" svg:y2="12.077cm">
          <text:p/>
        </draw:line>
        <draw:line draw:style-name="gr11" draw:text-style-name="P3" draw:layer="layout" svg:x1="18.532cm" svg:y1="12.079cm" svg:x2="13.951cm" svg:y2="16.605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0">
        <office:forms form:automatic-focus="false" form:apply-design-mode="false"/>
        <draw:g>
          <draw:line draw:style-name="gr12" draw:text-style-name="P3" draw:layer="layout" svg:x1="13.951cm" svg:y1="16.559cm" svg:x2="9.469cm" svg:y2="12.077cm">
            <text:p/>
          </draw:line>
          <draw:line draw:style-name="gr12" draw:text-style-name="P3" draw:layer="layout" svg:x1="18.532cm" svg:y1="12.079cm" svg:x2="13.951cm" svg:y2="16.605cm">
            <text:p/>
          </draw:line>
        </draw:g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5"><text:span text:style-name="T4">Start with the dimensional baselines.</text:span></text:p>
              </text:list-item>
              <text:list-item>
                <text:p text:style-name="P5"><text:span text:style-name="T4">2 baselines for a 2 dimensional square.</text:span></text:p>
              </text:list-item>
            </text:list>
          </draw:text-box>
        </draw:frame>
        <draw:frame presentation:style-name="pr1" draw:layer="layout" svg:width="25.199cm" svg:height="3.506cm" svg:x="1.404cm" svg:y="0.837cm" presentation:class="title" presentation:user-transformed="true">
          <draw:text-box>
            <text:p>Key Drawing Not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" presentation:presentation-page-layout-name="AL2T0">
        <office:forms form:automatic-focus="false" form:apply-design-mode="false"/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11" draw:text-style-name="P3" draw:layer="layout" svg:x1="13.978cm" svg:y1="7.595cm" svg:x2="9.496cm" svg:y2="12.077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0">
        <office:forms form:automatic-focus="false" form:apply-design-mode="false"/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11" draw:text-style-name="P3" draw:layer="layout" svg:x1="13.978cm" svg:y1="7.595cm" svg:x2="9.496cm" svg:y2="12.077cm">
          <text:p/>
        </draw:line>
        <draw:line draw:style-name="gr13" draw:text-style-name="P3" draw:layer="layout" svg:x1="14.732cm" svg:y1="6.862cm" svg:x2="8.311cm" svg:y2="13.284cm">
          <text:p/>
        </draw:line>
        <draw:line draw:style-name="gr13" draw:text-style-name="P3" draw:layer="layout" svg:x1="19.375cm" svg:y1="11.252cm" svg:x2="12.954cm" svg:y2="17.602cm">
          <text:p/>
        </draw:line>
        <draw:frame presentation:style-name="pr2" draw:text-style-name="P6" draw:layer="layout" svg:width="25.199cm" svg:height="13.859cm" svg:x="1.403cm" svg:y="4.915cm" presentation:class="outline" presentation:user-transformed="true">
          <draw:text-box>
            <text:p text:style-name="P5"><text:span text:style-name="T4">Opposite sides of a square are parallel to each other.</text:span></text:p>
          </draw:text-box>
        </draw:frame>
        <draw:frame presentation:style-name="pr1" draw:layer="layout" svg:width="25.199cm" svg:height="3.506cm" svg:x="1.403cm" svg:y="0.837cm" presentation:class="title" presentation:user-transformed="true">
          <draw:text-box>
            <text:p>Key Drawing Note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6" draw:text-style-name="P3" draw:layer="layout" svg:x1="18.46cm" svg:y1="12.077cm" svg:x2="13.978cm" svg:y2="7.595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6" draw:text-style-name="P3" draw:layer="layout" svg:x1="18.46cm" svg:y1="12.077cm" svg:x2="13.978cm" svg:y2="7.595cm">
          <text:p/>
        </draw:line>
        <draw:line draw:style-name="gr13" draw:text-style-name="P3" draw:layer="layout" svg:x1="8.89cm" svg:y1="11.506cm" svg:x2="14.732cm" svg:y2="17.348cm">
          <text:p/>
        </draw:line>
        <draw:line draw:style-name="gr13" draw:text-style-name="P3" draw:layer="layout" svg:x1="13.308cm" svg:y1="6.934cm" svg:x2="19.15cm" svg:y2="12.776cm">
          <text:p/>
        </draw:line>
        <draw:frame presentation:style-name="pr2" draw:text-style-name="P6" draw:layer="layout" svg:width="25.199cm" svg:height="13.859cm" svg:x="1.404cm" svg:y="4.916cm" presentation:class="outline" presentation:user-transformed="true">
          <draw:text-box>
            <text:p text:style-name="P5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0">
        <office:forms form:automatic-focus="false" form:apply-design-mode="false"/>
        <draw:line draw:style-name="gr11" draw:text-style-name="P3" draw:layer="layout" svg:x1="13.978cm" svg:y1="7.595cm" svg:x2="9.496cm" svg:y2="12.077cm">
          <text:p/>
        </draw:line>
        <draw:line draw:style-name="gr11" draw:text-style-name="P3" draw:layer="layout" svg:x1="13.951cm" svg:y1="16.559cm" svg:x2="9.469cm" svg:y2="12.077cm">
          <text:p/>
        </draw:line>
        <draw:line draw:style-name="gr11" draw:text-style-name="P3" draw:layer="layout" svg:x1="18.532cm" svg:y1="12.079cm" svg:x2="13.951cm" svg:y2="16.605cm">
          <text:p/>
        </draw:line>
        <draw:line draw:style-name="gr6" draw:text-style-name="P3" draw:layer="layout" svg:x1="18.46cm" svg:y1="12.077cm" svg:x2="13.978cm" svg:y2="7.595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Cube</text:p>
          </draw:text-box>
        </draw:frame>
        <draw:frame presentation:style-name="pr2" draw:text-style-name="P6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5"><text:span text:style-name="T4">3 Dimensions</text:span></text:p>
              </text:list-item>
              <text:list-item>
                <text:p text:style-name="P5"><text:span text:style-name="T4">Volu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Key Drawing Note</text:p>
          </draw:text-box>
        </draw:frame>
        <draw:frame presentation:style-name="pr2" draw:text-style-name="P6" draw:layer="layout" svg:width="25.199cm" svg:height="13.859cm" svg:x="1.404cm" svg:y="4.916cm" presentation:class="outline" presentation:user-transformed="true">
          <draw:text-box>
            <text:list text:style-name="L2">
              <text:list-item>
                <text:p text:style-name="P5"><text:span text:style-name="T4">Start with the dimensional baselines.</text:span></text:p>
              </text:list-item>
              <text:list-item>
                <text:p text:style-name="P5"><text:span text:style-name="T4">3 baselines for a 3 dimensional cub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3" draw:text-style-name="P3" draw:layer="layout" svg:x1="8.366cm" svg:y1="14.786cm" svg:x2="8.454cm" svg:y2="6.658cm">
          <text:p/>
        </draw:line>
        <draw:line draw:style-name="gr14" draw:text-style-name="P3" draw:layer="layout" svg:x1="13.97cm" svg:y1="9.398cm" svg:x2="13.97cm" svg:y2="17.272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15" draw:text-style-name="P3" draw:layer="layout" svg:x1="8.4cm" svg:y1="7.122cm" svg:x2="8.392cm" svg:y2="13.738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frame presentation:style-name="pr2" draw:text-style-name="P6" draw:layer="layout" svg:width="25.199cm" svg:height="13.859cm" svg:x="1.406cm" svg:y="4.918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frame presentation:style-name="pr2" draw:text-style-name="P6" draw:layer="layout" svg:width="25.199cm" svg:height="13.859cm" svg:x="1.407cm" svg:y="4.919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3" draw:text-style-name="P3" draw:layer="layout" svg:x1="19.567cm" svg:y1="14.787cm" svg:x2="19.655cm" svg:y2="6.659cm">
          <text:p/>
        </draw:line>
        <draw:line draw:style-name="gr14" draw:text-style-name="P3" draw:layer="layout" svg:x1="13.971cm" svg:y1="9.399cm" svg:x2="13.971cm" svg:y2="17.273cm">
          <text:p/>
        </draw:line>
        <draw:frame presentation:style-name="pr2" draw:text-style-name="P6" draw:layer="layout" svg:width="25.199cm" svg:height="13.859cm" svg:x="1.407cm" svg:y="4.919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224cm" svg:x2="14.034cm" svg:y2="4.363cm">
          <text:p/>
        </draw:line>
        <draw:line draw:style-name="gr3" draw:text-style-name="P3" draw:layer="layout" svg:x1="20.24cm" svg:y1="6.858cm" svg:x2="12.754cm" svg:y2="10.668cm">
          <text:p/>
        </draw:line>
        <draw:line draw:style-name="gr3" draw:text-style-name="P3" draw:layer="layout" svg:x1="15.12cm" svg:y1="3.81cm" svg:x2="7.634cm" svg:y2="7.62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8" draw:text-style-name="P3" draw:layer="layout" svg:x1="8.366cm" svg:y1="7.224cm" svg:x2="14.034cm" svg:y2="4.363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6" draw:text-style-name="P3" draw:layer="layout" svg:x1="13.966cm" svg:y1="4.364cm" svg:x2="19.634cm" svg:y2="7.225cm">
          <text:p/>
        </draw:line>
        <draw:line draw:style-name="gr6" draw:text-style-name="P3" draw:layer="layout" svg:x1="8.366cm" svg:y1="7.223cm" svg:x2="14.034cm" svg:y2="4.362cm">
          <text:p/>
        </draw:line>
        <draw:line draw:style-name="gr6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Cube<text:line-break/><text:span text:style-name="T4">Next, draw a cube square by squar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Key Drawing Note</text:p>
          </draw:text-box>
        </draw:frame>
        <draw:frame presentation:style-name="pr2" draw:text-style-name="P6" draw:layer="layout" svg:width="25.199cm" svg:height="13.859cm" svg:x="1.405cm" svg:y="4.017cm" presentation:class="outline" presentation:user-transformed="true">
          <draw:text-box>
            <text:p text:style-name="P5"><text:span text:style-name="T4">All sides of a cube are square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8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6" draw:text-style-name="P3" draw:layer="layout" svg:x1="8.4cm" svg:y1="7.122cm" svg:x2="8.392cm" svg:y2="13.73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4cm" svg:y="0.837cm" presentation:class="title" presentation:user-transformed="true">
          <draw:text-box>
            <text:p>Key Drawing Note</text:p>
          </draw:text-box>
        </draw:frame>
        <draw:frame presentation:style-name="pr2" draw:text-style-name="P6" draw:layer="layout" svg:width="25.199cm" svg:height="13.859cm" svg:x="1.404cm" svg:y="4.916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draw:line draw:style-name="gr8" draw:text-style-name="P3" draw:layer="layout" svg:x1="8.367cm" svg:y1="13.762cm" svg:x2="14.035cm" svg:y2="16.623cm">
          <text:p/>
        </draw:line>
        <draw:line draw:style-name="gr8" draw:text-style-name="P3" draw:layer="layout" svg:x1="13.967cm" svg:y1="16.623cm" svg:x2="19.635cm" svg:y2="13.762cm">
          <text:p/>
        </draw:line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8.367cm" svg:y1="7.163cm" svg:x2="14.035cm" svg:y2="10.024cm">
          <text:p/>
        </draw:line>
        <draw:line draw:style-name="gr3" draw:text-style-name="P3" draw:layer="layout" svg:x1="15.241cm" svg:y1="17.268cm" svg:x2="7.755cm" svg:y2="13.458cm">
          <text:p/>
        </draw:line>
        <draw:line draw:style-name="gr3" draw:text-style-name="P3" draw:layer="layout" svg:x1="15.241cm" svg:y1="10.668cm" svg:x2="7.755cm" svg:y2="6.858cm">
          <text:p/>
        </draw:line>
        <draw:line draw:style-name="gr6" draw:text-style-name="P3" draw:layer="layout" svg:x1="8.401cm" svg:y1="7.122cm" svg:x2="8.393cm" svg:y2="13.73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Cube<text:line-break/><text:span text:style-name="T4">Again, draw a cube square by squar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8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6" draw:text-style-name="P3" draw:layer="layout" svg:x1="8.4cm" svg:y1="7.122cm" svg:x2="8.392cm" svg:y2="13.73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8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Draw an Einstein Cube</text:p>
          </draw:text-box>
        </draw:frame>
        <draw:frame presentation:style-name="pr2" draw:text-style-name="P6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5"><text:span text:style-name="T4">4 dimensions</text:span></text:p>
              </text:list-item>
              <text:list-item>
                <text:p text:style-name="P5"><text:span text:style-name="T4">Space 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frame presentation:style-name="pr2" draw:text-style-name="P6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5"><text:span text:style-name="T4">Start with the dimensional baselines.</text:span></text:p>
              </text:list-item>
              <text:list-item>
                <text:p text:style-name="P5"><text:span text:style-name="T4">4 baselines for a 4 dimensional cub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1" draw:text-style-name="P3" draw:layer="layout" svg:x1="7.948cm" svg:y1="11.507cm" svg:x2="10.067cm" svg:y2="14.612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5"><text:span text:style-name="T4">All sides of a cube are square.</text:span></text:p>
              </text:list-item>
              <text:list-item>
                <text:p text:style-name="P5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1" draw:text-style-name="P3" draw:layer="layout" svg:x1="16.148cm" svg:y1="13.488cm" svg:x2="20.095cm" svg:y2="11.495cm">
          <text:p/>
        </draw:line>
        <draw:line draw:style-name="gr11" draw:text-style-name="P3" draw:layer="layout" svg:x1="17.902cm" svg:y1="14.586cm" svg:x2="20.075cm" svg:y2="11.465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8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1" draw:text-style-name="P3" draw:layer="layout" svg:x1="7.95cm" svg:y1="11.493cm" svg:x2="10.073cm" svg:y2="8.382cm">
          <text:p/>
        </draw:line>
        <draw:line draw:style-name="gr11" draw:text-style-name="P3" draw:layer="layout" svg:x1="10.07cm" svg:y1="8.394cm" svg:x2="14.017cm" svg:y2="10.387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8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1" draw:text-style-name="P3" draw:layer="layout" svg:x1="17.92cm" svg:y1="8.401cm" svg:x2="20.039cm" svg:y2="11.506cm">
          <text:p/>
        </draw:line>
        <draw:line draw:style-name="gr11" draw:text-style-name="P3" draw:layer="layout" svg:x1="13.947cm" svg:y1="10.404cm" svg:x2="17.894cm" svg:y2="8.411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8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0" draw:text-style-name="P3" draw:layer="layout" svg:x1="16.147cm" svg:y1="13.487cm" svg:x2="20.094cm" svg:y2="11.494cm">
          <text:p/>
        </draw:line>
        <draw:line draw:style-name="gr10" draw:text-style-name="P3" draw:layer="layout" svg:x1="17.901cm" svg:y1="14.585cm" svg:x2="20.074cm" svg:y2="11.464cm">
          <text:p/>
        </draw:line>
        <draw:line draw:style-name="gr10" draw:text-style-name="P3" draw:layer="layout" svg:x1="7.949cm" svg:y1="11.492cm" svg:x2="10.072cm" svg:y2="8.381cm">
          <text:p/>
        </draw:line>
        <draw:line draw:style-name="gr10" draw:text-style-name="P3" draw:layer="layout" svg:x1="10.069cm" svg:y1="8.393cm" svg:x2="14.016cm" svg:y2="10.386cm">
          <text:p/>
        </draw:line>
        <draw:line draw:style-name="gr10" draw:text-style-name="P3" draw:layer="layout" svg:x1="17.92cm" svg:y1="8.4cm" svg:x2="20.039cm" svg:y2="11.505cm">
          <text:p/>
        </draw:line>
        <draw:line draw:style-name="gr10" draw:text-style-name="P3" draw:layer="layout" svg:x1="13.947cm" svg:y1="10.403cm" svg:x2="17.894cm" svg:y2="8.41cm">
          <text:p/>
        </draw:line>
        <draw:line draw:style-name="gr11" draw:text-style-name="P3" draw:layer="layout" svg:x1="10.112cm" svg:y1="8.391cm" svg:x2="13.991cm" svg:y2="6.443cm">
          <text:p/>
        </draw:line>
        <draw:line draw:style-name="gr11" draw:text-style-name="P3" draw:layer="layout" svg:x1="13.943cm" svg:y1="6.421cm" svg:x2="17.89cm" svg:y2="8.414cm">
          <text:p/>
        </draw:line>
        <draw:frame presentation:style-name="pr2" draw:text-style-name="P6" draw:layer="layout" svg:width="25.199cm" svg:height="13.859cm" svg:x="1.405cm" svg:y="4.917cm" presentation:class="outline" presentation:user-transformed="true">
          <draw:text-box>
            <text:p text:style-name="P5"><text:span text:style-name="T4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  <draw:line draw:style-name="gr6" draw:text-style-name="P3" draw:layer="layout" svg:x1="13.996cm" svg:y1="16.51cm" svg:x2="13.996cm" svg:y2="16.638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Again, Draw an Einstein Cube</text:p>
          </draw:text-box>
        </draw:frame>
        <draw:frame presentation:style-name="pr2" draw:text-style-name="P6" draw:layer="layout" svg:width="25.199cm" svg:height="13.859cm" svg:x="1.402cm" svg:y="4.914cm" presentation:class="outline" presentation:user-transformed="true">
          <draw:text-box>
            <text:p text:style-name="P5"><text:span text:style-name="T4">Draw square by square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1" draw:text-style-name="P3" draw:layer="layout" svg:x1="7.948cm" svg:y1="11.507cm" svg:x2="10.067cm" svg:y2="14.612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1" draw:text-style-name="P3" draw:layer="layout" svg:x1="16.148cm" svg:y1="13.488cm" svg:x2="20.095cm" svg:y2="11.495cm">
          <text:p/>
        </draw:line>
        <draw:line draw:style-name="gr11" draw:text-style-name="P3" draw:layer="layout" svg:x1="17.902cm" svg:y1="14.586cm" svg:x2="20.075cm" svg:y2="11.465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1" draw:text-style-name="P3" draw:layer="layout" svg:x1="7.95cm" svg:y1="11.493cm" svg:x2="10.073cm" svg:y2="8.382cm">
          <text:p/>
        </draw:line>
        <draw:line draw:style-name="gr11" draw:text-style-name="P3" draw:layer="layout" svg:x1="10.07cm" svg:y1="8.394cm" svg:x2="14.017cm" svg:y2="10.387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1" draw:text-style-name="P3" draw:layer="layout" svg:x1="17.92cm" svg:y1="8.401cm" svg:x2="20.039cm" svg:y2="11.506cm">
          <text:p/>
        </draw:line>
        <draw:line draw:style-name="gr11" draw:text-style-name="P3" draw:layer="layout" svg:x1="13.947cm" svg:y1="10.404cm" svg:x2="17.894cm" svg:y2="8.411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n Einstein Cub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1" draw:text-style-name="P3" draw:layer="layout" svg:x1="13.966cm" svg:y1="16.57cm" svg:x2="17.913cm" svg:y2="14.577cm">
          <text:p/>
        </draw:line>
        <draw:line draw:style-name="gr11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1" draw:text-style-name="P3" draw:layer="layout" svg:x1="7.947cm" svg:y1="11.507cm" svg:x2="10.066cm" svg:y2="14.612cm">
          <text:p/>
        </draw:line>
        <draw:line draw:style-name="gr11" draw:text-style-name="P3" draw:layer="layout" svg:x1="11.901cm" svg:y1="13.459cm" svg:x2="14.02cm" svg:y2="10.354cm">
          <text:p/>
        </draw:line>
        <draw:line draw:style-name="gr11" draw:text-style-name="P3" draw:layer="layout" svg:x1="14.01cm" svg:y1="10.373cm" svg:x2="16.129cm" svg:y2="13.478cm">
          <text:p/>
        </draw:line>
        <draw:line draw:style-name="gr11" draw:text-style-name="P3" draw:layer="layout" svg:x1="16.147cm" svg:y1="13.487cm" svg:x2="20.094cm" svg:y2="11.494cm">
          <text:p/>
        </draw:line>
        <draw:line draw:style-name="gr11" draw:text-style-name="P3" draw:layer="layout" svg:x1="17.901cm" svg:y1="14.585cm" svg:x2="20.074cm" svg:y2="11.464cm">
          <text:p/>
        </draw:line>
        <draw:line draw:style-name="gr11" draw:text-style-name="P3" draw:layer="layout" svg:x1="7.949cm" svg:y1="11.492cm" svg:x2="10.072cm" svg:y2="8.381cm">
          <text:p/>
        </draw:line>
        <draw:line draw:style-name="gr11" draw:text-style-name="P3" draw:layer="layout" svg:x1="10.069cm" svg:y1="8.393cm" svg:x2="14.016cm" svg:y2="10.386cm">
          <text:p/>
        </draw:line>
        <draw:line draw:style-name="gr11" draw:text-style-name="P3" draw:layer="layout" svg:x1="17.92cm" svg:y1="8.4cm" svg:x2="20.039cm" svg:y2="11.505cm">
          <text:p/>
        </draw:line>
        <draw:line draw:style-name="gr11" draw:text-style-name="P3" draw:layer="layout" svg:x1="13.947cm" svg:y1="10.403cm" svg:x2="17.894cm" svg:y2="8.41cm">
          <text:p/>
        </draw:line>
        <draw:line draw:style-name="gr11" draw:text-style-name="P3" draw:layer="layout" svg:x1="10.112cm" svg:y1="8.39cm" svg:x2="13.991cm" svg:y2="6.442cm">
          <text:p/>
        </draw:line>
        <draw:line draw:style-name="gr11" draw:text-style-name="P3" draw:layer="layout" svg:x1="13.943cm" svg:y1="6.42cm" svg:x2="17.89cm" svg:y2="8.413cm">
          <text:p/>
        </draw:line>
        <draw:frame presentation:style-name="pr2" draw:layer="layout" svg:width="25.199cm" svg:height="13.859cm" svg:x="1.401cm" svg:y="4.915cm" presentation:class="outline" presentation:user-transformed="true">
          <draw:text-box>
            <text:p text:style-name="P1"><text:span text:style-name="T2">(Click to continue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1H54M25S</meta:editing-duration>
    <meta:editing-cycles>33</meta:editing-cycles>
    <dc:date>2019-08-01T12:37:33</dc:date>
    <dc:creator>Stacy David</dc:creator>
    <meta:generator>OpenOffice/4.1.3$Unix OpenOffice.org_project/413m1$Build-9783</meta:generator>
    <meta:document-statistic meta:object-count="733"/>
  </office:meta>
</office:document-meta>
</file>